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UtilsTests.testInvokeValidatorWithNul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pty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tyOrWhitespaceValidator.validate( @ Nullable Object obj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Tests.testValidationUtils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ionUtilsTests.testValidationUtilsEmptyVari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mptyOrWhitespace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Tests.testInvokeValidator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UtilsTests.testValidationUtil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ptyValidator.validate( @ Nullable Object obj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UtilsTests.testValidationUtil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UtilsTests.testValidationUtilsEmptyOrWhitespaceVari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ionUtilsTests.testInvokeValidatorWithNul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UtilsTests.testValidationUtilsEmptyOr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